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ter UI" svg:font-family="'Inter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Inter UI" fo:language="fr" fo:country="FR"/>
    </style:style>
    <style:style style:name="P2" style:family="paragraph" style:parent-style-name="Standard">
      <style:text-properties style:font-name="Inter UI" fo:language="fr" fo:country="FR" officeooo:paragraph-rsid="000fc83d"/>
    </style:style>
    <style:style style:name="P3" style:family="paragraph" style:parent-style-name="Standard">
      <style:text-properties style:font-name="Inter UI" fo:language="fr" fo:country="FR" fo:font-style="italic" fo:font-weight="normal" officeooo:rsid="001a79b9" officeooo:paragraph-rsid="001a79b9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line-height="115%"/>
      <style:text-properties style:font-name="Inter UI" fo:font-size="11pt" officeooo:paragraph-rsid="001484b9" style:font-size-asian="11pt" style:font-name-complex="Inter UI" style:font-size-complex="11pt"/>
    </style:style>
    <style:style style:name="P5" style:family="paragraph" style:parent-style-name="Standard">
      <style:paragraph-properties fo:line-height="115%"/>
      <style:text-properties style:font-name="Inter UI" fo:font-size="11pt" fo:language="fr" fo:country="FR" style:font-size-asian="11pt" style:font-name-complex="Inter UI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Inter UI" fo:font-size="11pt" fo:language="fr" fo:country="FR" fo:font-weight="normal" officeooo:rsid="0015dbaf" officeooo:paragraph-rsid="0015dbaf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Inter UI" fo:font-size="11pt" fo:language="fr" fo:country="FR" fo:font-style="italic" fo:font-weight="normal" officeooo:rsid="0015dbaf" officeooo:paragraph-rsid="0015dbaf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style:font-name="Inter UI" fo:font-size="11pt" fo:language="fr" fo:country="FR" fo:font-weight="bold" officeooo:rsid="001a79b9" officeooo:paragraph-rsid="001a79b9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Inter UI" fo:font-size="14pt" fo:language="fr" fo:country="FR" fo:font-weight="bold" officeooo:rsid="000fc83d" officeooo:paragraph-rsid="000fc83d" style:font-size-asian="14pt" style:font-weight-asian="bold" style:font-size-complex="14pt" style:font-weight-complex="bold"/>
    </style:style>
    <style:style style:name="P10" style:family="paragraph" style:parent-style-name="Standard" style:list-style-name="L1">
      <style:paragraph-properties fo:line-height="115%"/>
      <style:text-properties style:font-name="Inter UI" officeooo:paragraph-rsid="001ea564"/>
    </style:style>
    <style:style style:name="P11" style:family="paragraph" style:parent-style-name="Standard" style:list-style-name="L1">
      <style:paragraph-properties fo:line-height="115%"/>
      <style:text-properties style:font-name="Inter UI" officeooo:paragraph-rsid="001f9b46"/>
    </style:style>
    <style:style style:name="P12" style:family="paragraph" style:parent-style-name="Standard" style:list-style-name="L1">
      <style:paragraph-properties fo:line-height="115%"/>
      <style:text-properties style:font-name="Inter UI" officeooo:paragraph-rsid="0022fe62"/>
    </style:style>
    <style:style style:name="P13" style:family="paragraph" style:parent-style-name="Standard" style:list-style-name="L1">
      <style:paragraph-properties fo:line-height="115%"/>
      <style:text-properties style:font-name="Inter UI" officeooo:rsid="00226651" officeooo:paragraph-rsid="00226651"/>
    </style:style>
    <style:style style:name="P14" style:family="paragraph" style:parent-style-name="Standard" style:list-style-name="L1">
      <style:paragraph-properties fo:line-height="115%"/>
      <style:text-properties style:font-name="Inter UI" officeooo:rsid="0024830b" officeooo:paragraph-rsid="0024830b"/>
    </style:style>
    <style:style style:name="P15" style:family="paragraph" style:parent-style-name="Standard">
      <style:paragraph-properties fo:line-height="115%"/>
      <style:text-properties style:font-name="Inter UI" fo:font-size="11pt" officeooo:paragraph-rsid="002e390f" style:font-size-asian="11pt" style:font-name-complex="Inter UI" style:font-size-complex="11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ea564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style:font-style-asian="italic" style:font-weight-asian="normal" style:font-name-complex="Inter UI" style:font-style-complex="italic" style:font-weight-complex="normal"/>
    </style:style>
    <style:style style:name="T6" style:family="text">
      <style:text-properties fo:font-style="italic" fo:font-weight="normal" style:font-style-asian="italic" style:font-weight-asian="normal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ea564" style:font-style-asian="normal" style:font-style-complex="normal"/>
    </style:style>
    <style:style style:name="T9" style:family="text">
      <style:text-properties fo:font-style="normal" officeooo:rsid="0026160b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ea564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f9b46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2fe62" style:font-style-asian="normal" style:font-weight-asian="normal" style:font-style-complex="normal" style:font-weight-complex="normal"/>
    </style:style>
    <style:style style:name="T14" style:family="text">
      <style:text-properties officeooo:rsid="0010937b"/>
    </style:style>
    <style:style style:name="T15" style:family="text">
      <style:text-properties fo:language="fr" fo:country="FR"/>
    </style:style>
    <style:style style:name="T16" style:family="text">
      <style:text-properties fo:language="fr" fo:country="FR" fo:font-style="italic" style:font-style-asian="italic" style:font-style-complex="italic"/>
    </style:style>
    <style:style style:name="T17" style:family="text">
      <style:text-properties fo:language="fr" fo:country="FR" fo:font-style="italic" officeooo:rsid="000fc83d" style:font-style-asian="italic" style:font-style-complex="italic"/>
    </style:style>
    <style:style style:name="T18" style:family="text">
      <style:text-properties fo:language="fr" fo:country="FR" fo:font-style="italic" officeooo:rsid="000d0ffc" style:font-style-asian="italic" style:font-style-complex="italic"/>
    </style:style>
    <style:style style:name="T19" style:family="text">
      <style:text-properties fo:language="fr" fo:country="FR" fo:font-style="italic" officeooo:rsid="000f917a" style:font-style-asian="italic" style:font-style-complex="italic"/>
    </style:style>
    <style:style style:name="T20" style:family="text">
      <style:text-properties fo:language="fr" fo:country="FR" fo:font-style="italic" officeooo:rsid="00179b5b" style:font-style-asian="italic" style:font-style-complex="italic"/>
    </style:style>
    <style:style style:name="T21" style:family="text">
      <style:text-properties fo:language="fr" fo:country="FR" officeooo:rsid="000fc83d"/>
    </style:style>
    <style:style style:name="T22" style:family="text">
      <style:text-properties fo:language="fr" fo:country="FR" fo:font-style="normal" officeooo:rsid="0010937b" style:font-style-asian="normal" style:font-style-complex="normal"/>
    </style:style>
    <style:style style:name="T23" style:family="text">
      <style:text-properties fo:language="fr" fo:country="FR" fo:font-style="normal" officeooo:rsid="000f917a" style:font-style-asian="normal" style:font-style-complex="normal"/>
    </style:style>
    <style:style style:name="T24" style:family="text">
      <style:text-properties fo:language="fr" fo:country="FR" fo:font-style="normal" officeooo:rsid="00179b5b" style:font-style-asian="normal" style:font-style-complex="normal"/>
    </style:style>
    <style:style style:name="T25" style:family="text">
      <style:text-properties fo:language="fr" fo:country="FR" fo:font-style="normal" officeooo:rsid="00194ba1" style:font-style-asian="normal" style:font-style-complex="normal"/>
    </style:style>
    <style:style style:name="T26" style:family="text">
      <style:text-properties fo:language="fr" fo:country="FR" fo:font-style="normal" officeooo:rsid="001c1864" style:font-style-asian="normal" style:font-style-complex="normal"/>
    </style:style>
    <style:style style:name="T27" style:family="text">
      <style:text-properties fo:language="fr" fo:country="FR" fo:font-style="normal" officeooo:rsid="001cb832" style:font-style-asian="normal" style:font-style-complex="normal"/>
    </style:style>
    <style:style style:name="T28" style:family="text">
      <style:text-properties fo:language="fr" fo:country="FR" fo:font-style="normal" officeooo:rsid="002e0bb6" style:font-style-asian="normal" style:font-style-complex="normal"/>
    </style:style>
    <style:style style:name="T29" style:family="text">
      <style:text-properties fo:language="fr" fo:country="FR" fo:font-style="normal" fo:font-weight="bold" officeooo:rsid="00179b5b" style:font-style-asian="normal" style:font-weight-asian="bold" style:font-style-complex="normal" style:font-weight-complex="bold"/>
    </style:style>
    <style:style style:name="T30" style:family="text">
      <style:text-properties fo:language="fr" fo:country="FR" fo:font-style="normal" fo:font-weight="bold" officeooo:rsid="000f917a" style:font-style-asian="normal" style:font-weight-asian="bold" style:font-style-complex="normal" style:font-weight-complex="bold"/>
    </style:style>
    <style:style style:name="T31" style:family="text">
      <style:text-properties fo:language="fr" fo:country="FR" fo:font-style="normal" fo:font-weight="bold" officeooo:rsid="001ea564" style:font-style-asian="normal" style:font-weight-asian="bold" style:font-style-complex="normal" style:font-weight-complex="bold"/>
    </style:style>
    <style:style style:name="T32" style:family="text">
      <style:text-properties fo:language="fr" fo:country="FR" officeooo:rsid="0010937b"/>
    </style:style>
    <style:style style:name="T33" style:family="text">
      <style:text-properties fo:language="fr" fo:country="FR" officeooo:rsid="00109e4e"/>
    </style:style>
    <style:style style:name="T34" style:family="text">
      <style:text-properties fo:language="fr" fo:country="FR" officeooo:rsid="00114596"/>
    </style:style>
    <style:style style:name="T35" style:family="text">
      <style:text-properties fo:language="fr" fo:country="FR" officeooo:rsid="001484b9"/>
    </style:style>
    <style:style style:name="T36" style:family="text">
      <style:text-properties fo:language="fr" fo:country="FR" officeooo:rsid="000db732"/>
    </style:style>
    <style:style style:name="T37" style:family="text">
      <style:text-properties fo:language="fr" fo:country="FR" officeooo:rsid="000d0ffc"/>
    </style:style>
    <style:style style:name="T38" style:family="text">
      <style:text-properties fo:language="fr" fo:country="FR" officeooo:rsid="001369fc"/>
    </style:style>
    <style:style style:name="T39" style:family="text">
      <style:text-properties fo:language="fr" fo:country="FR" officeooo:rsid="000f917a"/>
    </style:style>
    <style:style style:name="T40" style:family="text">
      <style:text-properties fo:language="fr" fo:country="FR" officeooo:rsid="001ea564"/>
    </style:style>
    <style:style style:name="T41" style:family="text">
      <style:text-properties fo:language="fr" fo:country="FR" officeooo:rsid="001f9b46"/>
    </style:style>
    <style:style style:name="T42" style:family="text">
      <style:text-properties fo:language="fr" fo:country="FR" officeooo:rsid="002d2150"/>
    </style:style>
    <style:style style:name="T43" style:family="text">
      <style:text-properties fo:language="fr" fo:country="FR" officeooo:rsid="002d6ace"/>
    </style:style>
    <style:style style:name="T44" style:family="text">
      <style:text-properties fo:language="fr" fo:country="FR" officeooo:rsid="002e48a6"/>
    </style:style>
    <style:style style:name="T45" style:family="text">
      <style:text-properties fo:language="fr" fo:country="FR" officeooo:rsid="002fd69d"/>
    </style:style>
    <style:style style:name="T46" style:family="text">
      <style:text-properties officeooo:rsid="000fc83d" style:font-name-complex="Inter UI"/>
    </style:style>
    <style:style style:name="T47" style:family="text">
      <style:text-properties fo:font-size="14pt" fo:language="fr" fo:country="FR" fo:font-style="normal" fo:font-weight="bold" officeooo:rsid="00179b5b" style:font-size-asian="14pt" style:font-style-asian="normal" style:font-weight-asian="bold" style:font-size-complex="14pt" style:font-style-complex="normal" style:font-weight-complex="bold"/>
    </style:style>
    <style:style style:name="T48" style:family="text">
      <style:text-properties fo:font-size="14pt" fo:language="fr" fo:country="FR" fo:font-style="normal" fo:font-weight="bold" officeooo:rsid="001ea564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size="14pt" fo:language="fr" fo:country="FR" fo:font-style="normal" fo:font-weight="bold" officeooo:rsid="000f917a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officeooo:rsid="002e390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es langages informatiques comme nouvelles approches artistiques</text:p>
      <text:p text:style-name="P6"/>
      <text:p text:style-name="P6">Pierre Depaz</text:p>
      <text:p text:style-name="P6"><text:span text:style-name="T50">New York University Berlin / </text:span>Paris-3 Sorbonne-Nouvelle</text:p>
      <text:p text:style-name="P7">pierre.depaz@<text:span text:style-name="T50">nyu.edu</text:span></text:p>
      <text:p text:style-name="P2"/>
      <text:p text:style-name="P8">Mots-cl<text:span text:style-name="T46">é</text:span>s : <text:span text:style-name="T3">code, esth</text:span><text:span text:style-name="T5">é</text:span><text:span text:style-name="T3">tique, relationnel, langage, programmation</text:span></text:p>
      <text:p text:style-name="P3"/>
      <text:p text:style-name="P4"><text:span text:style-name="T15">"</text:span><text:span text:style-name="T16">L'</text:span><text:span text:style-name="T2">é</text:span><text:span text:style-name="T16">criture methodique me distrait heureusement de la présente condition des hommes</text:span><text:span text:style-name="T15">". </text:span><text:span text:style-name="T21">Semblable à ce que décrit Borges dans </text:span><text:span text:style-name="T17">La Librairie de Babel</text:span><text:span text:style-name="T21">, les langages de programmation semblent à première vue évoluer dans un champ distinct de la production artistique. Pourtant, l</text:span><text:span text:style-name="T15">e language </text:span><text:span text:style-name="T16">قلب <text:s/></text:span><text:span text:style-name="T22">(</text:span><text:span text:style-name="T15">QLB</text:span><text:span text:style-name="T32">)</text:span><text:span text:style-name="T15">, développé par l'artiste Ramsey Nasser lors de sa résidence à la galerie Eyebeam de New York, s'inscrit </text:span><text:span text:style-name="T32">clairement</text:span><text:span text:style-name="T15"> dans une lignée de </text:span><text:span text:style-name="T21">manifestations</text:span><text:span text:style-name="T15"> créatives et esthétiques liées aux langages de programmation. Pratiques techniques, subversives, amateures et </text:span><text:span text:style-name="T33">délibérées</text:span><text:span text:style-name="T15">, la conception de </text:span><text:span text:style-name="T32">certains</text:span><text:span text:style-name="T15"> langages de programmation </text:span><text:span text:style-name="T34">semble apporter</text:span><text:span text:style-name="T15"> une nouvelle dimension dans le champ artistique. En tant qu'outils à capacité hautement sémantique, ils permettent </text:span><text:span text:style-name="T34">en effet</text:span><text:span text:style-name="T15"> d'articuler une nouvelle relation au language, et </text:span><text:span text:style-name="T33">par là </text:span><text:span text:style-name="T15">une nouvelle pensée du monde. Cette communication propose </text:span><text:span text:style-name="T34">alors</text:span><text:span text:style-name="T15"> d'étudier </text:span><text:span text:style-name="T33">cette</text:span><text:span text:style-name="T15"> catégorie particulière des langages de programmations, les "</text:span><text:span text:style-name="T16">esoteric languages</text:span><text:span text:style-name="T15">", en tant qu'objets artistiques.</text:span></text:p>
      <text:p text:style-name="P5"/>
      <text:p text:style-name="P4"><text:span text:style-name="T15">D'une part, les langages de programmation s'inscrivent dans la lignée de Fluxus, esth</text:span>é<text:span text:style-name="T15">tique de l'instruction et de l'action qui </text:span><text:span text:style-name="T32">ramène</text:span><text:span text:style-name="T15"> à la performance </text:span><text:span text:style-name="T32">(Cox, McLean, 2012)</text:span><text:span text:style-name="T15">. De l'autre, en tant qu'objets techniques concus et utilisés en tant qu'outil</text:span><text:span text:style-name="T35">s</text:span><text:span text:style-name="T15">, ils ne peuvent se séparer d'un environnement économique, politique et social qui leur confère une matérialité bien spécifique </text:span><text:span text:style-name="T43">(M</text:span><text:span text:style-name="T45">a</text:span><text:span text:style-name="T43">cKen</text:span><text:span text:style-name="T44">z</text:span><text:span text:style-name="T43">ie, 2006)</text:span><text:span text:style-name="T15">. Cette double caractérisation résulte donc non seulement </text:span><text:span text:style-name="T32">en une</text:span><text:span text:style-name="T15"> "parole qui fait" (Galloway, </text:span><text:span text:style-name="T41">2006</text:span><text:span text:style-name="T15">) mais également </text:span><text:span text:style-name="T32">en une </text:span><text:span text:style-name="T15">existence nécéssaire en tant que système </text:span><text:span text:style-name="T32">(Murray, </text:span><text:span text:style-name="T42">1997</text:span><text:span text:style-name="T32">)</text:span><text:span text:style-name="T15">. Il s'agira d'étudier comment le code </text:span><text:span text:style-name="T32">est</text:span><text:span text:style-name="T15"> un nouvel objet d'intervention artistique à la lumiere d'</text:span><text:span text:style-name="T32">une double approche, relationnelle et potentielle</text:span><text:span text:style-name="T15">.</text:span></text:p>
      <text:p text:style-name="P5"/>
      <text:p text:style-name="P15"><text:span text:style-name="T33">Cette e</text:span><text:span text:style-name="T36">xplor</text:span><text:span text:style-name="T33">ation</text:span><text:span text:style-name="T37"> </text:span><text:span text:style-name="T33">d</text:span><text:span text:style-name="T37">es </text:span><text:span text:style-name="T32">m</text:span><text:span text:style-name="T14">é</text:span><text:span text:style-name="T32">canismes</text:span><text:span text:style-name="T37"> esthétiques des langages de programmations en tant qu’objets artistiques, </text:span><text:span text:style-name="T36">notamment </text:span><text:span text:style-name="T35">par des </text:span><text:span text:style-name="T36">examples tels que</text:span><text:span text:style-name="T37"> </text:span><text:span text:style-name="T16">قلب</text:span><text:span text:style-name="T37"> <text:s/></text:span><text:span text:style-name="T36">(Nasser, 2013)</text:span><text:span text:style-name="T37"> </text:span><text:span text:style-name="T36">ou</text:span><text:span text:style-name="T37"> </text:span><text:span text:style-name="T18">TrumpScript</text:span><text:span text:style-name="T37"> </text:span><text:span text:style-name="T36">(Shadwell, 2014)</text:span><text:span text:style-name="T37"> </text:span><text:span text:style-name="T33">se fera a</text:span><text:span text:style-name="T38">u</text:span><text:span text:style-name="T33"> travers </text:span><text:span text:style-name="T34">d’</text:span><text:span text:style-name="T33">un</text:span><text:span text:style-name="T36"> cadre d’analyse </text:span><text:span text:style-name="T33">qui</text:span><text:span text:style-name="T36"> reflète la double nature de ces langages. </text:span><text:span text:style-name="T39">D</text:span><text:span text:style-name="T36">’une part, l’</text:span><text:span text:style-name="T39">aspect relationnel de l’objet d’art tel qu’il est développé par Nicolas Bourriaud nous permettra d’explorer le contexte social </text:span><text:span text:style-name="T35">de ces productions</text:span><text:span text:style-name="T39">. De l’autre, une approche spéculative, tant selon la ligne de Goodman en tant que manière de faire des mondes, que selon celle du </text:span><text:span text:style-name="T19">speculative design</text:span><text:span text:style-name="T23"> de Dunne and Raby, prendra en compte les possibilités de (ré-)imagination </text:span><text:span text:style-name="T28">auxquelles invitent les</text:span><text:span text:style-name="T23"> langages de programmation.</text:span></text:p>
      <text:p text:style-name="P15"><text:span text:style-name="T49"/></text:p>
      <text:p text:style-name="P15"><text:span text:style-name="T47">B</text:span><text:span text:style-name="T48">ibliographie indicative</text:span></text:p>
      <text:p text:style-name="P1"/>
      <text:list xml:id="list544532782" text:style-name="L1">
        <text:list-item>
          <text:p text:style-name="P10"><text:span text:style-name="T40">BOURRIAUD, Nicolas. </text:span>1998, <text:span text:style-name="T1">Esthétique relationnelle. </text:span><text:span text:style-name="T8">Dijon : Les Presses du Réel.</text:span></text:p>
        </text:list-item>
        <text:list-item>
          <text:p text:style-name="P13"><text:span text:style-name="T8">C</text:span><text:span text:style-name="T7">OX, Geoff </text:span><text:span text:style-name="T9">and</text:span><text:span text:style-name="T7"> MCLEAN, Alex, 2012. </text:span><text:span text:style-name="T2">Speaking Code : Coding as Aesthetic and Political Expression,</text:span><text:span text:style-name="T7"> Cambridge, MA : The MIT Press. </text:span></text:p>
        </text:list-item>
        <text:list-item>
          <text:p text:style-name="P14"><text:span text:style-name="T7">DUNNE, Anthony and RABY, Fiona. 2013. </text:span><text:span text:style-name="T2">Speculative Everything : Design, Fiction and Social Dreaming</text:span><text:span text:style-name="T7">, Cambridge, MA : The MIT Press.</text:span></text:p>
        </text:list-item>
        <text:list-item>
          <text:p text:style-name="P11"><text:span text:style-name="T12">GALLOWAY</text:span><text:span text:style-name="T11">, Alexander R. 2006. </text:span><text:span text:style-name="T4">Gaming: Essays on Algorithmic Culture</text:span><text:span text:style-name="T11">. Minneapolis: University of Minnesota Press.</text:span></text:p>
        </text:list-item>
        <text:list-item>
          <text:p text:style-name="P12"><text:soft-page-break/><text:span text:style-name="T11">G</text:span><text:span text:style-name="T13">OODMAN, Nelson, </text:span><text:span text:style-name="T10">1978. </text:span><text:span text:style-name="T3">Ways of Worldmaking</text:span><text:span text:style-name="T10">. </text:span><text:span text:style-name="T13">Cambridge, MA : </text:span><text:span text:style-name="T10">Hackett Publishing Company.</text:span></text:p>
        </text:list-item>
        <text:list-item>
          <text:p text:style-name="P13"><text:span text:style-name="T11">M</text:span><text:span text:style-name="T10">URRAY, Janet H. 1997.</text:span><text:span text:style-name="T6"> Hamlet on the Holodeck: The Future of Narrative in Cyberspace. </text:span><text:span text:style-name="T10">Cambridge, MA: The MIT Pres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ter UI" svg:font-family="'Inter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0:51:28.648714893</meta:creation-date>
    <dc:date>2020-02-05T18:02:14.360435021</dc:date>
    <meta:editing-duration>PT1H7M32S</meta:editing-duration>
    <meta:editing-cycles>32</meta:editing-cycles>
    <meta:generator>LibreOffice/6.2.7.1$Linux_X86_64 LibreOffice_project/20$Build-1</meta:generator>
    <meta:document-statistic meta:table-count="0" meta:image-count="0" meta:object-count="0" meta:page-count="2" meta:paragraph-count="15" meta:word-count="481" meta:character-count="3337" meta:non-whitespace-character-count="2874"/>
  </office:meta>
</office:document-meta>
</file>